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03cm"/>
    </style:style>
    <style:style style:name="P9" style:family="paragraph">
      <style:paragraph-properties fo:margin-top="0cm" fo:margin-bottom="0.203cm"/>
      <style:text-properties fo:font-size="20pt" style:font-size-asian="20pt" style:font-size-complex="20pt"/>
    </style:style>
    <style:style style:name="P10" style:family="paragraph">
      <style:paragraph-properties fo:margin-top="0cm" fo:margin-bottom="0.203cm"/>
      <style:text-properties fo:font-size="26pt" style:font-size-asian="26pt" style:font-size-complex="26pt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dc2300"/>
    </style:style>
    <style:style style:name="T6" style:family="text">
      <style:text-properties fo:color="#000000"/>
    </style:style>
    <style:style style:name="T7" style:family="text">
      <style:text-properties fo:color="#0047ff"/>
    </style:style>
    <style:style style:name="T8" style:family="text">
      <style:text-properties fo:color="#ff00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2323dc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Project 1</text:span></text:p>
            <text:p text:style-name="P1"><text:span text:style-name="T1"/></text:p>
            <text:p text:style-name="P1"><text:span text:style-name="T1"/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getaddrinfo</text:span>() - Prepare to launch!</text:p>
              </text:list-item>
              <text:list-item>
                <text:p><text:span text:style-name="T3">socket</text:span>() - Get the file descriptor!</text:p>
              </text:list-item>
              <text:list-item>
                <text:p><text:span text:style-name="T3">bind</text:span>()<text:tab/>- Which port am I on?</text:p>
              </text:list-item>
              <text:list-item>
                <text:p><text:span text:style-name="T3">listen</text:span>() - Will someone please call me?</text:p>
              </text:list-item>
              <text:list-item>
                <text:p><text:span text:style-name="T3">connect</text:span>() - Hey, you!</text:p>
              </text:list-item>
              <text:list-item>
                <text:p><text:span text:style-name="T3">accept</text:span>() - Thank you for calling port 8080!</text:p>
              </text:list-item>
              <text:list-item>
                <text:p><text:span text:style-name="T3">send</text:span>() and <text:span text:style-name="T3">recv</text:span>() - Talk to me, please!</text:p>
              </text:list-item>
              <text:list-item>
                <text:p><text:span text:style-name="T3">close</text:span> and <text:span text:style-name="T3">shutdown</text:span>() - Get ou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's the problem?</text:p>
            <text:p><text:span text:style-name="T4">Bloc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What's the solution?</text:p>
            <text:p>Threading or <text:span text:style-name="T5">selec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4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orld of 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4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to use <text:span text:style-name="T3">select</text:span>()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3">select</text:span>() blocks till <text:span text:style-name="T4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4">service</text:span> it the way the server would 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6">include</text:span> &lt;<text:span text:style-name="T7">sys/select.h</text:span>&gt;</text:p>
                <text:p/>
                <text:p>int <text:span text:style-name="T3">select </text:span>(int <text:s/><text:span text:style-name="T4">nfds</text:span>, fd_set* <text:s/><text:span text:style-name="T4">readfds</text:span>,<text:tab/><text:tab/><text:tab/> <text:s text:c="5"/><text:tab/><text:tab/><text:tab/><text:tab/>fd_set* <text:s/><text:span text:style-name="T4">writefds</text:span>, fd_set* <text:s/><text:span text:style-name="T4">exceptfds</text:span>, <text:s text:c="18"/>struct timeval *<text:span text:style-name="T4">timeout</text:span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9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8">FD_ZERO</text:span><text:span text:style-name="T9">(fd_set* </text:span><text:span text:style-name="T10">fdset</text:span><text:span text:style-name="T9">); <text:s/></text:span><text:span text:style-name="T11">/* initializes fdset to have 0s for all fds */</text:span></text:p>
                    <text:p><text:span text:style-name="T8">FD_SET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sets the bit for fd in fdset */</text:span></text:p>
                    <text:p><text:span text:style-name="T8">FD_CLR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clears the bit for fd in fdset */</text:span></text:p>
                    <text:p><text:span text:style-name="T8">FD_ISSET</text:span><text:span text:style-name="T9">(int </text:span><text:span text:style-name="T10">fd</text:span><text:span text:style-name="T9">, fd_set* </text:span><text:span text:style-name="T10">fdset</text:span><text:span text:style-name="T9">); </text:span><text:span text:style-name="T11">/* returns non-0 if fd is set else 0 */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text:span text:style-name="T3">select</text:span>() Parameters</text:p>
          </draw:text-box>
        </draw:frame>
        <draw:frame presentation:style-name="pr9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4">nfds</text:span>-1 are checked.</text:p>
              </text:list-item>
              <text:list-item>
                <text:p>Check for reading in <text:span text:style-name="T4">readfds</text:span>.</text:p>
              </text:list-item>
              <text:list-item>
                <text:p>Check for writing in <text:span text:style-name="T4">writefds</text:span>.</text:p>
              </text:list-item>
              <text:list-item>
                <text:p>Check for exception in <text:span text:style-name="T4">exceptfds</text:span>. </text:p>
              </text:list-item>
              <text:list-item>
                <text:p>These fd_sets can be <text:span text:style-name="T3">NULL</text:span>.</text:p>
              </text:list-item>
              <text:list-item>
                <text:p><text:span text:style-name="T12">timeout</text:span></text:p>
                <text:list>
                  <text:list-item>
                    <text:p><text:span text:style-name="T5">NULL</text:span> – blocking</text:p>
                  </text:list-item>
                  <text:list-item>
                    <text:p>else how long to wait for the required condi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4">readfds</text:span>, <text:span text:style-name="T4">writefds</text:span> and <text:span text:style-name="T4">exceptfds</text:span> are modified </text:p>
                  </text:list-item>
                </text:list>
              </text:list-item>
              <text:list-item>
                <text:p>Time expired – returns 0 (errno set to <text:span text:style-name="T3">EINTR</text:span>)</text:p>
              </text:list-item>
              <text:list-item>
                <text:p>Failure – returns -1</text:p>
                <text:list>
                  <text:list-item>
                    <text:p><text:span text:style-name="T3">EBADF</text:span>, <text:span text:style-name="T3">EINTR</text:span>, <text:span text:style-name="T3">EINVAL</text:span> , <text:span text:style-name="T3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9" draw:text-style-name="P9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 text:style-name="P8"><text:span text:style-name="T10">nfds</text:span><text:span text:style-name="T9"> = 0</text:span></text:p>
              </text:list-item>
              <text:list-item>
                <text:p text:style-name="P8"><text:span text:style-name="T9">Initialize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 using </text:span><text:span text:style-name="T8">FD_ZERO</text:span></text:p>
              </text:list-item>
              <text:list-item>
                <text:p text:style-name="P8"><text:span text:style-name="T9">Add the listener socket to </text:span><text:span text:style-name="T10">readfds</text:span><text:span text:style-name="T9"> using </text:span><text:span text:style-name="T8">FD_SET</text:span><text:span text:style-name="T9"> and update </text:span><text:span text:style-name="T10">nfds</text:span></text:p>
              </text:list-item>
              <text:list-item>
                <text:p text:style-name="P8"><text:span text:style-name="T9">For each active connection</text:span></text:p>
                <text:list>
                  <text:list-item>
                    <text:p text:style-name="P8"><text:span text:style-name="T9">If connection has available read buffer, add fd to </text:span><text:span text:style-name="T10">read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If connection has available write buffer, add to </text:span><text:span text:style-name="T10">write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Add to </text:span><text:span text:style-name="T10">exceptfds</text:span><text:span text:style-name="T9"> (</text:span><text:span text:style-name="T8">FD_SET</text:span><text:span text:style-name="T9">) – not really needed for this project.</text:span></text:p>
                  </text:list-item>
                  <text:list-item>
                    <text:p text:style-name="P8"><text:span text:style-name="T9">Update </text:span><text:span text:style-name="T10">nfds</text:span><text:span text:style-name="T9"> to ensure that the fd falls in the range</text:span></text:p>
                  </text:list-item>
                </text:list>
              </text:list-item>
              <text:list-item>
                <text:p text:style-name="P8"><text:span text:style-name="T10">select_return</text:span><text:span text:style-name="T9"> = </text:span><text:span text:style-name="T8">select</text:span><text:span text:style-name="T9">(</text:span><text:span text:style-name="T10">nfds</text:span><text:span text:style-name="T9">,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, </text:span><text:span text:style-name="T8">NULL</text:span><text:span text:style-name="T9">)</text:span></text:p>
              </text:list-item>
              <text:list-item>
                <text:p text:style-name="P8"><text:span text:style-name="T9">If </text:span><text:span text:style-name="T10">select_return</text:span><text:span text:style-name="T9"> &gt; 0</text:span></text:p>
                <text:list>
                  <text:list-item>
                    <text:p text:style-name="P8"><text:span text:style-name="T9">Handle exceptions if any fd in </text:span><text:span text:style-name="T10">except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Read data from <text:s/>connections for which fd in </text:span><text:span text:style-name="T10">read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Write data from connections for which fd in </text:span><text:span text:style-name="T10">write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If listener socket is set to read, </text:span><text:span text:style-name="T8">accept</text:span><text:span text:style-name="T9"> and handle new connection.</text:span></text:p>
                  </text:list-item>
                </text:list>
              </text:list-item>
              <text:list-item>
                <text:p text:style-name="P8"><text:span text:style-name="T9">Else handle error states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9" draw:text-style-name="P8" draw:layer="layout" svg:width="25.199cm" svg:height="13.86cm" svg:x="1.471cm" svg:y="3.92cm" presentation:class="outline" presentation:user-transformed="true">
          <draw:text-box>
            <text:list text:style-name="L2">
              <text:list-item>
                <text:p text:style-name="P8"><text:span text:style-name="T3">./cp1_checker.py</text:span> &lt;<text:span text:style-name="T12">ip</text:span>&gt; &lt;<text:span text:style-name="T12">port</text:span>&gt; &lt;<text:span text:style-name="T12">#trials</text:span>&gt; &lt;<text:span text:style-name="T12">#writes and reads per trial</text:span>&gt; &lt;<text:span text:style-name="T12">max # bytes to write at a time</text:span>&gt; &lt;<text:span text:style-name="T12">#connections</text:span>&gt; </text:p>
                <text:list>
                  <text:list-item>
                    <text:p text:style-name="P8">Starts <text:span text:style-name="T12">#connections</text:span> connections to server at <text:span text:style-name="T12">ip</text:span> and <text:span text:style-name="T12">port</text:span></text:p>
                  </text:list-item>
                  <text:list-item>
                    <text:p text:style-name="P8">Repeat <text:span text:style-name="T12">#trials</text:span> number of times</text:p>
                    <text:list>
                      <text:list-item>
                        <text:p text:style-name="P8">Sample <text:span text:style-name="T12">#writes and reads per trials</text:span> connections. </text:p>
                      </text:list-item>
                      <text:list-item>
                        <text:p text:style-name="P8">Send random number of random bytes to each of these connections (with a limit of <text:span text:style-name="T12">max # bytes to write at a time</text:span>).</text:p>
                      </text:list-item>
                      <text:list-item>
                        <text:p text:style-name="P8">Receive and check if all the bytes received are same as the ones that are sent.</text:p>
                      </text:list-item>
                    </text:list>
                  </text:list-item>
                  <text:list-item>
                    <text:p text:style-name="P8">If your server cannot handle multiple connections</text:p>
                    <text:list>
                      <text:list-item>
                        <text:p text:style-name="P8">Set <text:span text:style-name="T12">#connections</text:span> to 1 and <text:span text:style-name="T12">#writes and reads per trial</text:span> to 1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3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3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9" draw:text-style-name="P10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 text:style-name="P8"><text:span text:style-name="T13">Makefile</text:span><text:span text:style-name="T14"> - make sure nothing is hard coded specific to your user; should build a file which runs the echo server (name it lisod)</text:span></text:p>
              </text:list-item>
              <text:list-item>
                <text:p text:style-name="P8"><text:span text:style-name="T13">All of your source code</text:span><text:span text:style-name="T14"> - all .c and .h files</text:span></text:p>
              </text:list-item>
              <text:list-item>
                <text:p text:style-name="P8"><text:span text:style-name="T13">readme.txt </text:span><text:span text:style-name="T14">- file containing a brief description of your current implementation of server</text:span></text:p>
              </text:list-item>
              <text:list-item>
                <text:p text:style-name="P8"><text:span text:style-name="T13">tests.txt</text:span><text:span text:style-name="T14"> - file containing a brief description of your testing methods for server</text:span></text:p>
              </text:list-item>
              <text:list-item>
                <text:p text:style-name="P8"><text:span text:style-name="T13">replay.test</text:span><text:span text:style-name="T14"> - a file containing bytes that can be sent to your server as a test case</text:span></text:p>
              </text:list-item>
              <text:list-item>
                <text:p text:style-name="P8"><text:span text:style-name="T13">replay.out</text:span><text:span text:style-name="T14"> - a file containing expected bytes that should be sent as a response from your server when provided replay.test</text:span></text:p>
              </text:list-item>
              <text:list-item>
                <text:p text:style-name="P8"><text:span text:style-name="T13">vulnerabilities.txt</text:span><text:span text:style-name="T14"> - identify at least one vulnerability in your curren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Matt <text:s/>Gates 7501<text:tab/>Wednesday 11-Noon</text:p>
            <text:p>David <text:s/>Gates 7509 Tuesday 4:30 – 5:30 PM</text:p>
            <text:p>Ben <text:s/>Gates 4126 Thursday 3 – 4 PM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hula Balachandran</meta:initial-creator>
    <meta:creation-date>2011-09-13T10:31:58</meta:creation-date>
    <meta:editing-duration>P1DT38M55S</meta:editing-duration>
    <meta:editing-cycles>94</meta:editing-cycles>
    <dc:date>2013-09-05T14:51:19</dc:date>
    <dc:creator>Matt Mukerjee</dc:creator>
    <meta:generator>OpenOffice/4.0.0$Unix OpenOffice.org_project/400m3$Build-9702</meta:generator>
    <meta:printed-by>Matt Mukerjee</meta:printed-by>
    <meta:print-date>2013-09-03T14:34:32</meta:print-date>
    <meta:document-statistic meta:object-count="110"/>
  </office:meta>
</office:document-meta>
</file>